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App Name:</text:span><text:s/>officespacerentalapp</text:p>
      <text:p text:style-name="P3">App.js</text:p>
      <text:p text:style-name="Normal">import React from 'react';</text:p>
      <text:p text:style-name="Normal"/>
      <text:p text:style-name="Normal">function App() {</text:p>
      <text:p text:style-name="Normal"><text:s text:c="2"/>const heading = &lt;h1&gt;Office Space Rental&lt;/h1&gt;;</text:p>
      <text:p text:style-name="Normal"><text:s text:c="2"/>const imageUrl = 'https://via.placeholder.com/300x150';</text:p>
      <text:p text:style-name="Normal"><text:s text:c="2"/>const office = {</text:p>
      <text:p text:style-name="Normal"><text:s text:c="4"/>name: 'Sky Tower',</text:p>
      <text:p text:style-name="Normal"><text:s text:c="4"/>rent: 65000,</text:p>
      <text:p text:style-name="Normal"><text:s text:c="4"/>address: 'Bangalore'</text:p>
      <text:p text:style-name="Normal"><text:s text:c="2"/>};</text:p>
      <text:p text:style-name="Normal"/>
      <text:p text:style-name="Normal"><text:s text:c="2"/>const officeList = [</text:p>
      <text:p text:style-name="Normal"><text:s text:c="4"/>{ name: 'Space1', rent: 45000, address: 'Mumbai' },</text:p>
      <text:p text:style-name="Normal"><text:s text:c="4"/>{ name: 'Space2', rent: 75000, address: 'Hyderabad' },</text:p>
      <text:p text:style-name="Normal"><text:s text:c="4"/>{ name: 'Space3', rent: 50000, address: 'Delhi' }</text:p>
      <text:p text:style-name="Normal"><text:s text:c="2"/>];</text:p>
      <text:p text:style-name="Normal"/>
      <text:p text:style-name="Normal"><text:s text:c="2"/>return (</text:p>
      <text:p text:style-name="Normal"><text:s text:c="4"/>&lt;div&gt;</text:p>
      <text:p text:style-name="Normal"><text:s text:c="6"/>{heading}</text:p>
      <text:p text:style-name="Normal"><text:s text:c="6"/>&lt;img src={imageUrl} alt="Office" /&gt;</text:p>
      <text:p text:style-name="Normal"/>
      <text:p text:style-name="Normal"><text:s text:c="6"/>&lt;h3&gt;Single Office Info:&lt;/h3&gt;</text:p>
      <text:p text:style-name="Normal"><text:s text:c="6"/>&lt;p&gt;Name: {office.name}&lt;/p&gt;</text:p>
      <text:p text:style-name="Normal"><text:s text:c="6"/>&lt;p&gt;Rent: &lt;span style={{ color: office.rent &gt; 60000 ? 'green' : 'red' }}&gt;{office.rent}&lt;/span&gt;&lt;/p&gt;</text:p>
      <text:soft-page-break/>
      <text:p text:style-name="Normal"><text:s text:c="6"/>&lt;p&gt;Address: {office.address}&lt;/p&gt;</text:p>
      <text:p text:style-name="Normal"/>
      <text:p text:style-name="Normal"><text:s text:c="6"/>&lt;h3&gt;All Offices:&lt;/h3&gt;</text:p>
      <text:p text:style-name="Normal"><text:s text:c="6"/>{officeList.map((off, i) =&gt; (</text:p>
      <text:p text:style-name="Normal"><text:s text:c="8"/>&lt;div key={i}&gt;</text:p>
      <text:p text:style-name="Normal"><text:s text:c="10"/>&lt;p&gt;Name: {off.name}&lt;/p&gt;</text:p>
      <text:p text:style-name="Normal"><text:s text:c="10"/>&lt;p&gt;</text:p>
      <text:p text:style-name="Normal"><text:s text:c="12"/>Rent: &lt;span style={{ color: off.rent &gt; 60000 ? 'green' : 'red' }}&gt;{off.rent}&lt;/span&gt;</text:p>
      <text:p text:style-name="Normal"><text:s text:c="10"/>&lt;/p&gt;</text:p>
      <text:p text:style-name="Normal"><text:s text:c="10"/>&lt;p&gt;Address: {off.address}&lt;/p&gt;</text:p>
      <text:p text:style-name="Normal"><text:s text:c="10"/>&lt;hr /&gt;</text:p>
      <text:p text:style-name="Normal"><text:s text:c="8"/>&lt;/div&gt;</text:p>
      <text:p text:style-name="Normal"><text:s text:c="6"/>))}</text:p>
      <text:p text:style-name="Normal"><text:s text:c="4"/>&lt;/div&gt;</text:p>
      <text:p text:style-name="Normal"><text:s text:c="2"/>);</text:p>
      <text:p text:style-name="Normal">}</text:p>
      <text:p text:style-name="Normal"/>
      <text:p text:style-name="Normal">export default App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8-01T05:10:00Z</meta:creation-date>
    <dc:date>2025-08-01T05:11:00Z</dc:date>
    <meta:template xlink:href="Normal.dotm" xlink:type="simple"/>
    <meta:editing-cycles>2</meta:editing-cycles>
    <meta:editing-duration>PT60S</meta:editing-duration>
    <meta:document-statistic meta:page-count="2" meta:paragraph-count="2" meta:word-count="169" meta:character-count="1133" meta:row-count="8" meta:non-whitespace-character-count="966"/>
  </office:meta>
</office:document-meta>
</file>